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6.358cm" draw:shadow="hidden"/>
    </style:style>
    <style:style style:name="gr3" style:family="graphic" style:parent-style-name="standard">
      <style:graphic-properties draw:stroke="none" svg:stroke-color="#000000" draw:fill="none" draw:fill-color="#ffffff" fo:min-height="0.766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svg:stroke-color="#000000" draw:fill-color="#e0efd4" draw:textarea-horizontal-align="justify" draw:textarea-vertical-align="middle" draw:auto-grow-height="false" fo:min-height="1.655cm" fo:min-width="6.358cm" draw:shadow="hidden"/>
    </style:style>
    <style:style style:name="gr6" style:family="graphic" style:parent-style-name="standard">
      <style:graphic-properties svg:stroke-color="#000000" draw:fill-color="#fcd4d1" draw:textarea-horizontal-align="justify" draw:textarea-vertical-align="middle" draw:auto-grow-height="false" fo:min-height="1.655cm" fo:min-width="6.358cm" draw:shadow="hidden"/>
    </style:style>
    <style:style style:name="gr7" style:family="graphic" style:parent-style-name="standard">
      <style:graphic-properties svg:stroke-color="#000000" draw:fill-color="#e0efd4" draw:textarea-horizontal-align="justify" draw:textarea-vertical-align="middle" draw:auto-grow-height="false" fo:min-height="1.586cm" fo:min-width="6.358cm" draw:shadow="hidden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374cm" draw:shadow="hidden"/>
    </style:style>
    <style:style style:name="gr9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6.358cm" draw:shadow="hidden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6.485cm" draw:shadow="hidden"/>
    </style:style>
    <style:style style:name="gr12" style:family="graphic" style:parent-style-name="standard">
      <style:graphic-properties draw:stroke="none" svg:stroke-color="#000000" draw:fill="none" draw:fill-color="#ffffff" fo:min-height="0.893cm" draw:shadow="hidden"/>
    </style:style>
    <style:style style:name="gr13" style:family="graphic" style:parent-style-name="standard">
      <style:graphic-properties draw:stroke="none" svg:stroke-color="#000000" draw:fill="none" draw:fill-color="#ffffff" fo:min-height="1.02cm" draw:shadow="hidden"/>
    </style:style>
    <style:style style:name="gr14" style:family="graphic" style:parent-style-name="standard">
      <style:graphic-properties draw:stroke="none" svg:stroke-color="#000000" draw:fill="none" draw:fill-color="#ffffff" fo:min-height="1.114cm" draw:shadow="hidden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86cm" svg:height="1.778cm" svg:x="2.651cm" svg:y="1.635cm">
          <draw:text-box>
            <text:p><text:span text:style-name="T1">Dependencies</text:span></text:p>
          </draw:text-box>
        </draw:frame>
        <draw:custom-shape draw:style-name="gr2" draw:text-style-name="P2" draw:layer="layout" svg:width="6.858cm" svg:height="1.905cm" svg:x="2.016cm" svg:y="10.1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58cm" svg:height="1.016cm" svg:x="2.016cm" svg:y="10.612cm">
          <draw:text-box>
            <text:p text:style-name="P3">Driver_USBdrive</text:p>
          </draw:text-box>
        </draw:frame>
        <draw:line draw:style-name="gr4" draw:text-style-name="P5" draw:layer="layout" svg:x1="5.445cm" svg:y1="7.858cm" svg:x2="5.472cm" svg:y2="10.168cm">
          <text:p/>
        </draw:line>
        <draw:line draw:style-name="gr4" draw:text-style-name="P5" draw:layer="layout" svg:x1="15.605cm" svg:y1="8.021cm" svg:x2="15.605cm" svg:y2="10.18cm">
          <text:p/>
        </draw:line>
        <draw:custom-shape draw:style-name="gr2" draw:text-style-name="P2" draw:layer="layout" svg:width="6.858cm" svg:height="1.905cm" svg:x="12.187cm" svg:y="10.1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58cm" svg:height="1.016cm" svg:x="12.187cm" svg:y="10.612cm">
          <draw:text-box>
            <text:p text:style-name="P3">State_USBdrive</text:p>
          </draw:text-box>
        </draw:frame>
        <draw:custom-shape draw:style-name="gr5" draw:text-style-name="P6" draw:layer="layout" svg:width="6.858cm" svg:height="1.905cm" svg:x="12.122cm" svg:y="6.0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58cm" svg:height="1.016cm" svg:x="12.122cm" svg:y="6.543cm">
          <draw:text-box>
            <text:p text:style-name="P3">usb_host</text:p>
          </draw:text-box>
        </draw:frame>
        <draw:custom-shape draw:style-name="gr6" draw:text-style-name="P7" draw:layer="layout" svg:width="6.858cm" svg:height="1.905cm" svg:x="2.016cm" svg:y="6.0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58cm" svg:height="1.016cm" svg:x="2.016cm" svg:y="6.512cm">
          <draw:text-box>
            <text:p text:style-name="P3">Interface_USBdrive</text:p>
          </draw:text-box>
        </draw:frame>
        <draw:custom-shape draw:style-name="gr7" draw:text-style-name="P6" draw:layer="layout" svg:width="6.858cm" svg:height="1.836cm" svg:x="2.116cm" svg:y="14.3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58cm" svg:height="1.016cm" svg:x="2.116cm" svg:y="14.812cm">
          <draw:text-box>
            <text:p text:style-name="P3">ff, (integer?)</text:p>
          </draw:text-box>
        </draw:frame>
        <draw:line draw:style-name="gr4" draw:text-style-name="P5" draw:layer="layout" svg:x1="5.454cm" svg:y1="12.058cm" svg:x2="5.481cm" svg:y2="14.368cm">
          <text:p/>
        </draw:line>
        <draw:custom-shape draw:style-name="gr7" draw:text-style-name="P6" draw:layer="layout" svg:width="6.858cm" svg:height="1.836cm" svg:x="9.916cm" svg:y="14.3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58cm" svg:height="1.016cm" svg:x="9.916cm" svg:y="14.812cm">
          <draw:text-box>
            <text:p text:style-name="P3">fatfs</text:p>
          </draw:text-box>
        </draw:frame>
        <draw:line draw:style-name="gr4" draw:text-style-name="P5" draw:layer="layout" svg:x1="7.985cm" svg:y1="12.049cm" svg:x2="11.795cm" svg:y2="14.335cm">
          <text:p/>
        </draw:line>
      </draw:page>
      <draw:page draw:name="page2" draw:style-name="dp1" draw:master-page-name="Default">
        <draw:frame draw:style-name="gr1" draw:text-style-name="P8" draw:layer="layout" svg:width="14.986cm" svg:height="1.778cm" svg:x="2.651cm" svg:y="1.635cm">
          <draw:text-box>
            <text:p><text:span text:style-name="T2">Test </text:span><text:span text:style-name="T3">State_USBdrive</text:span></text:p>
          </draw:text-box>
        </draw:frame>
        <draw:custom-shape draw:style-name="gr8" draw:text-style-name="P2" draw:layer="layout" svg:width="7.874cm" svg:height="1.905cm" svg:x="6.253cm" svg:y="4.429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7.874cm" svg:height="1.673cm" svg:x="6.253cm" svg:y="4.937cm">
          <draw:text-box>
            <text:p text:style-name="P3"><text:span text:style-name="T4">test_</text:span><text:span text:style-name="T5">State_USBdrive</text:span></text:p>
          </draw:text-box>
        </draw:frame>
        <draw:line draw:style-name="gr4" draw:text-style-name="P5" draw:layer="layout" svg:x1="10.19cm" svg:y1="6.334cm" svg:x2="10.19cm" svg:y2="7.604cm">
          <text:p/>
        </draw:line>
        <draw:custom-shape draw:style-name="gr10" draw:text-style-name="P10" draw:layer="layout" svg:width="6.858cm" svg:height="1.905cm" svg:x="6.715cm" svg:y="7.6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58cm" svg:height="1.016cm" svg:x="6.715cm" svg:y="8.112cm">
          <draw:text-box>
            <text:p text:style-name="P3">State_USBdrive</text:p>
          </draw:text-box>
        </draw:frame>
      </draw:page>
      <draw:page draw:name="page3" draw:style-name="dp1" draw:master-page-name="Default">
        <draw:frame draw:style-name="gr1" draw:text-style-name="P8" draw:layer="layout" svg:width="14.986cm" svg:height="1.778cm" svg:x="2.651cm" svg:y="1.635cm">
          <draw:text-box>
            <text:p><text:span text:style-name="T2">Test </text:span><text:span text:style-name="T3">Driver_USBdrive</text:span></text:p>
          </draw:text-box>
        </draw:frame>
        <draw:custom-shape draw:style-name="gr11" draw:text-style-name="P2" draw:layer="layout" svg:width="6.985cm" svg:height="1.905cm" svg:x="6.797cm" svg:y="4.302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6.985cm" svg:height="1.143cm" svg:x="6.797cm" svg:y="4.81cm">
          <draw:text-box>
            <text:p text:style-name="P3"><text:span text:style-name="T4">test_</text:span><text:span text:style-name="T5">Driver_USBdrive</text:span></text:p>
          </draw:text-box>
        </draw:frame>
        <draw:custom-shape draw:style-name="gr10" draw:text-style-name="P10" draw:layer="layout" svg:width="6.858cm" svg:height="1.905cm" svg:x="6.924cm" svg:y="7.477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48cm" svg:y1="6.207cm" svg:x2="10.48cm" svg:y2="7.477cm">
          <text:p/>
        </draw:line>
        <draw:frame draw:style-name="gr13" draw:text-style-name="P9" draw:layer="layout" svg:width="6.731cm" svg:height="1.27cm" svg:x="6.991cm" svg:y="8.059cm">
          <draw:text-box>
            <text:p text:style-name="P3"><text:span text:style-name="T5">Driver_USBdrive</text:span></text:p>
          </draw:text-box>
        </draw:frame>
        <draw:custom-shape draw:style-name="gr2" draw:text-style-name="P2" draw:layer="layout" svg:width="6.858cm" svg:height="1.905cm" svg:x="2.944cm" svg:y="10.68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858cm" svg:height="1.364cm" svg:x="2.944cm" svg:y="11.193cm">
          <draw:text-box>
            <text:p text:style-name="P3"><text:span text:style-name="T5">Mock_ff</text:span></text:p>
          </draw:text-box>
        </draw:frame>
        <draw:line draw:style-name="gr4" draw:text-style-name="P5" draw:layer="layout" svg:x1="9.028cm" svg:y1="9.382cm" svg:x2="7.25cm" svg:y2="10.652cm">
          <text:p/>
        </draw:line>
        <draw:custom-shape draw:style-name="gr2" draw:text-style-name="P2" draw:layer="layout" svg:width="6.858cm" svg:height="1.905cm" svg:x="11.444cm" svg:y="10.68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858cm" svg:height="1.364cm" svg:x="11.444cm" svg:y="11.193cm">
          <draw:text-box>
            <text:p text:style-name="P3"><text:span text:style-name="T5">Fake_fatfs</text:span></text:p>
          </draw:text-box>
        </draw:frame>
        <draw:line draw:style-name="gr4" draw:text-style-name="P5" draw:layer="layout" svg:x1="11.929cm" svg:y1="9.382cm" svg:x2="13.827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0:40:37.582655134</meta:creation-date>
    <dc:date>2020-07-05T23:22:53.409110245</dc:date>
    <meta:editing-duration>PT12H19M28S</meta:editing-duration>
    <meta:editing-cycles>27</meta:editing-cycles>
    <meta:generator>LibreOffice/6.0.7.3$Linux_X86_64 LibreOffice_project/00m0$Build-3</meta:generator>
    <meta:document-statistic meta:object-count="35"/>
  </office:meta>
</office:document-meta>
</file>